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000000004BC000003247F4816E47F53A040.png" manifest:media-type="image/png"/>
  <manifest:file-entry manifest:full-path="Pictures/10000201000000480000004862620822088B3D0B.png" manifest:media-type="image/png"/>
  <manifest:file-entry manifest:full-path="Pictures/100002010000004800000048E8AAB70E6169E2D2.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0.418cm" fo:min-width="7.12cm"/>
    </style:style>
    <style:style style:name="gr3" style:family="graphic" style:parent-style-name="standard">
      <style:graphic-properties draw:textarea-horizontal-align="justify" draw:textarea-vertical-align="middle" draw:auto-grow-height="false" fo:min-height="2.798cm" fo:min-width="6.612cm"/>
    </style:style>
    <style:style style:name="gr4" style:family="graphic" style:parent-style-name="standard">
      <style:graphic-properties draw:textarea-horizontal-align="justify" draw:textarea-vertical-align="middle" draw:auto-grow-height="false" fo:min-height="0.766cm" fo:min-width="2.834cm"/>
    </style:style>
    <style:style style:name="gr5" style:family="graphic" style:parent-style-name="standard">
      <style:graphic-properties draw:textarea-horizontal-align="justify" draw:textarea-vertical-align="middle" draw:auto-grow-height="false" fo:min-height="0.512cm" fo:min-width="2.834cm"/>
    </style:style>
    <style:style style:name="gr6" style:family="graphic" style:parent-style-name="Object_20_with_20_no_20_fill_20_and_20_no_20_line">
      <style:graphic-properties draw:textarea-vertical-align="middle" draw:ole-draw-aspect="1" style:protect="size"/>
    </style:style>
    <style:style style:name="gr7" style:family="graphic" style:parent-style-name="standard">
      <style:graphic-properties draw:textarea-horizontal-align="justify" draw:textarea-vertical-align="middle" draw:auto-grow-height="false" fo:min-height="0.386cm" fo:min-width="0.823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restbird-title">
      <style:graphic-properties draw:auto-grow-height="true" fo:min-height="3.507cm"/>
    </style:style>
    <style:style style:name="pr2" style:family="presentation" style:parent-style-name="Forestbird-outline1">
      <style:graphic-properties fo:min-height="11.929cm"/>
    </style:style>
    <style:style style:name="pr3" style:family="presentation" style:parent-style-name="Forestbird-notes">
      <style:graphic-properties draw:fill-color="#ffffff" fo:min-height="13.364cm"/>
    </style:style>
    <style:style style:name="pr4" style:family="presentation" style:parent-style-name="Forestbird-subtitle">
      <style:graphic-properties svg:stroke-color="#000000" draw:fill-color="#add58a" draw:auto-grow-height="true" fo:min-height="12.182cm"/>
    </style:style>
    <style:style style:name="pr5" style:family="presentation" style:parent-style-name="Forestbird-notes">
      <style:graphic-properties draw:fill-color="#ffffff" draw:auto-grow-height="true" fo:min-height="13.364cm"/>
    </style:style>
    <style:style style:name="pr6" style:family="presentation" style:parent-style-name="Forestbird1-notes">
      <style:graphic-properties draw:fill-color="#ffffff" draw:auto-grow-height="true" fo:min-height="13.364cm"/>
    </style:style>
    <style:style style:name="pr7" style:family="presentation" style:parent-style-name="Forestbird2-notes">
      <style:graphic-properties draw:fill-color="#ffffff" draw:auto-grow-height="true" fo:min-height="13.364cm"/>
    </style:style>
    <style:style style:name="pr8" style:family="presentation" style:parent-style-name="Forestbird3-outline1">
      <style:graphic-properties fo:min-height="11.929cm"/>
    </style:style>
    <style:style style:name="pr9" style:family="presentation" style:parent-style-name="Forestbird3-notes">
      <style:graphic-properties draw:fill-color="#ffffff" draw:auto-grow-height="true" fo:min-height="13.38cm"/>
    </style:style>
    <style:style style:name="pr10" style:family="presentation" style:parent-style-name="Forestbird3-subtitle">
      <style:graphic-properties draw:fill-color="#ffffff" draw:auto-grow-height="true" fo:min-height="16.26cm"/>
    </style:style>
    <style:style style:name="pr11" style:family="presentation" style:parent-style-name="Forestbird3-notes">
      <style:graphic-properties draw:fill-color="#ffffff" draw:auto-grow-height="true" fo:min-height="13.364cm"/>
    </style:style>
    <style:style style:name="pr12" style:family="presentation" style:parent-style-name="Forestbird3-notes">
      <style:graphic-properties draw:fill-color="#ffffff" fo:min-height="13.364cm"/>
    </style:style>
    <style:style style:name="pr13" style:family="presentation" style:parent-style-name="Forestbird3-subtitle">
      <style:graphic-properties draw:fill-color="#ffffff" fo:min-height="15.752cm"/>
    </style:style>
    <style:style style:name="pr14" style:family="presentation" style:parent-style-name="Forestbird3-subtitle">
      <style:graphic-properties draw:fill-color="#ffffff" fo:min-height="15.494cm"/>
    </style:style>
    <style:style style:name="pr15" style:family="presentation" style:parent-style-name="Forestbird3-subtitle">
      <style:graphic-properties draw:fill-color="#ffffff" fo:min-height="15.24cm"/>
    </style:style>
    <style:style style:name="pr16" style:family="presentation" style:parent-style-name="Forestbird3-subtitle">
      <style:graphic-properties draw:fill-color="#ffffff" fo:min-height="14.732cm"/>
    </style:style>
    <style:style style:name="pr17" style:family="presentation" style:parent-style-name="Forestbird3-subtitle">
      <style:graphic-properties draw:fill-color="#ffffff" fo:min-height="16.26cm"/>
    </style:style>
    <style:style style:name="pr18" style:family="presentation" style:parent-style-name="Forestbird3-notes">
      <style:graphic-properties draw:fill-color="#ffffff" fo:min-height="14.167cm"/>
    </style:style>
    <style:style style:name="pr19" style:family="presentation" style:parent-style-name="Forestbird3-notes">
      <style:graphic-properties draw:fill-color="#ffffff" fo:min-height="15.741cm"/>
    </style:style>
    <style:style style:name="pr20" style:family="presentation" style:parent-style-name="Forestbird3-notes">
      <style:graphic-properties draw:fill-color="#ffffff" fo:min-height="33.842cm"/>
    </style:style>
    <style:style style:name="P1" style:family="paragraph">
      <loext:graphic-properties draw:fill-color="#ffffff"/>
    </style:style>
    <style:style style:name="P2" style:family="paragraph">
      <loext:graphic-properties draw:fill-color="#add58a"/>
      <style:text-properties fo:font-size="32pt"/>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loext:graphic-properties draw:fill-color="#ffffff"/>
      <style:text-properties fo:font-size="32pt"/>
    </style:style>
    <style:style style:name="P6" style:family="paragraph">
      <loext:graphic-properties draw:fill-color="#ffffff"/>
      <style:paragraph-properties fo:text-align="center"/>
      <style:text-properties fo:font-size="32pt"/>
    </style:style>
    <style:style style:name="P7" style:family="paragraph">
      <style:paragraph-properties fo:text-align="start"/>
    </style:style>
    <style:style style:name="P8" style:family="paragraph">
      <loext:graphic-properties draw:fill-color="#ffffff"/>
      <style:paragraph-properties fo:text-align="start"/>
      <style:text-properties fo:font-size="32pt"/>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style>
    <style:style style:name="P11" style:family="paragraph">
      <loext:graphic-properties draw:fill-color="#ffffff"/>
      <style:paragraph-properties fo:margin-left="0.6cm" fo:margin-right="0cm" fo:text-indent="-0.6cm"/>
    </style:style>
    <style:style style:name="P12" style:family="paragraph">
      <loext:graphic-properties draw:fill="none"/>
      <style:paragraph-properties fo:text-align="center"/>
    </style:style>
    <style:style style:name="P13" style:family="paragraph">
      <style:paragraph-properties fo:margin-left="0cm" fo:margin-right="1cm" fo:text-indent="0cm"/>
    </style:style>
    <style:style style:name="P14" style:family="paragraph">
      <loext:graphic-properties draw:fill-color="#ffffff"/>
      <style:text-properties fo:font-size="20pt"/>
    </style:style>
    <style:style style:name="P15" style:family="paragraph">
      <loext:graphic-properties draw:fill-color="#ffffff"/>
      <style:text-properties fo:font-size="32pt" fo:font-weight="bold" style:font-weight-asian="bold" style:font-weight-complex="bold"/>
    </style:style>
    <style:style style:name="P16" style:family="paragraph">
      <style:paragraph-properties fo:margin-left="0cm" fo:margin-right="1cm" fo:text-align="start" fo:text-indent="0cm"/>
    </style:style>
    <style:style style:name="P17" style:family="paragraph">
      <loext:graphic-properties draw:fill-color="#ffffff"/>
      <style:paragraph-properties fo:margin-left="0cm" fo:margin-right="1cm" fo:text-align="start" fo:text-indent="0cm"/>
      <style:text-properties fo:font-size="32pt"/>
    </style:style>
    <style:style style:name="T1" style:family="text">
      <style:text-properties fo:font-size="32pt"/>
    </style:style>
    <style:style style:name="T2" style:family="text">
      <style:text-properties fo:color="#f04e4d" fo:font-size="32pt" style:font-size-asian="24pt" style:font-size-complex="24pt"/>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style:text-position="15% 58%"/>
    </style:style>
    <style:style style:name="T5" style:family="text">
      <style:text-properties style:font-name="Liberation Sans2" style:font-name-asian="Liberation Sans2" style:font-name-complex="Liberation Sans2"/>
    </style:style>
    <style:style style:name="T6" style:family="text">
      <style:text-properties fo:font-size="60pt" style:font-size-asian="44pt" style:font-size-complex="44pt"/>
    </style:style>
    <style:style style:name="T7" style:family="text">
      <style:text-properties fo:font-size="28pt" style:font-size-asian="22pt" style:font-size-complex="22pt"/>
    </style:style>
    <style:style style:name="T8" style:family="text">
      <style:text-properties fo:font-size="36pt" style:font-size-asian="26pt" style:font-size-complex="26pt"/>
    </style:style>
    <style:style style:name="T9" style:family="text">
      <style:text-properties fo:font-size="54pt" style:font-size-asian="40pt" style:font-size-complex="40pt"/>
    </style:style>
    <style:style style:name="T10" style:family="text">
      <style:text-properties fo:font-variant="normal" fo:text-transform="none" fo:color="#000000" style:text-outline="false" style:text-line-through-style="none" style:text-line-through-type="none" fo:font-size="36pt" fo:font-style="normal" fo:text-shadow="none" style:text-underline-style="none" style:letter-kerning="true" fo:background-color="transparent" style:font-size-asian="36pt" style:font-size-complex="36pt"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12" style:family="text">
      <style:text-properties fo:font-variant="normal" fo:text-transform="none" fo:color="#000080" style:text-outline="false" style:text-line-through-style="none" style:text-line-through-type="none" style:font-name="DejaVu Sans Mono" fo:font-size="36pt" fo:font-style="normal" fo:text-shadow="none" style:text-underline-style="none" fo:font-weight="bold" style:letter-kerning="true" fo:background-color="transparent" style:font-name-asian="DejaVu Sans Mono" style:font-size-asian="36pt" style:font-weight-asian="bold" style:font-name-complex="DejaVu Sans Mono" style:font-size-complex="36pt" style:font-weight-complex="bold"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font-name="DejaVu Sans Mono" fo:font-size="36pt" fo:font-style="normal" fo:text-shadow="none" style:text-underline-style="none" fo:font-weight="normal" style:letter-kerning="true" fo:background-color="transparent" style:font-name-asian="DejaVu Sans Mono" style:font-size-asian="36pt" style:font-name-complex="DejaVu Sans Mono" style:font-size-complex="36pt" style:text-emphasize="none" style:font-relief="none" style:text-overline-style="none" style:text-overline-color="font-color"/>
    </style:style>
    <style:style style:name="T14" style:family="text">
      <style:text-properties fo:font-weight="bold" style:font-weight-asian="bold" style:font-weight-complex="bold"/>
    </style:style>
    <style:style style:name="T15"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DejaVu Sans Mono" fo:font-size="32pt" fo:font-style="normal" fo:text-shadow="none" style:text-underline-style="none" fo:font-weight="bold" style:letter-kerning="true" fo:background-color="transparent" style:font-name-asian="DejaVu Sans Mono" style:font-size-asian="32pt" style:font-weight-asian="bold" style:font-name-complex="DejaVu Sans Mono" style:font-size-complex="32pt"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DejaVu Sans Mono" fo:font-size="32pt" fo:font-style="normal" fo:text-shadow="none" style:text-underline-style="none" fo:font-weight="normal" style:letter-kerning="true" fo:background-color="transparent" style:font-name-asian="DejaVu Sans Mono" style:font-size-asian="32pt" style:font-name-complex="DejaVu Sans Mono" style:font-size-complex="32pt" style:text-emphasize="none" style:font-relief="none" style:text-overline-style="none" style:text-overline-color="font-color"/>
    </style:style>
    <style:style style:name="T18" style:family="text">
      <style:text-properties fo:font-size="44pt" style:font-size-asian="32pt" style:font-size-complex="32pt"/>
    </style:style>
    <style:style style:name="T1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20" style:family="text">
      <style:text-properties fo:font-size="20pt"/>
    </style:style>
    <style:style style:name="T21" style:family="text">
      <style:text-properties fo:font-size="116.199996948242pt" fo:font-weight="bold" style:font-size-asian="88pt" style:font-weight-asian="bold" style:font-size-complex="8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1">
        <office:forms form:automatic-focus="false" form:apply-design-mode="false"/>
        <draw:frame presentation:style-name="pr1" draw:layer="layout" svg:width="23.368cm" svg:height="3.507cm" svg:x="2.286cm" svg:y="2.54cm" presentation:class="title">
          <draw:text-box>
            <text:p>prep</text:p>
          </draw:text-box>
        </draw:frame>
        <draw:frame presentation:style-name="pr2" draw:layer="layout" svg:width="23.622cm" svg:height="12.182cm" svg:x="2.032cm" svg:y="6.096cm" presentation:class="outline">
          <draw:text-box>
            <text:list text:style-name="L2">
              <text:list-item>
                <text:p>Ensure slide advance is on and working</text:p>
              </text:list-item>
              <text:list-item>
                <text:p>Conf badge not hitting mic</text:p>
              </text:list-item>
              <text:list-item>
                <text:p>Start swipl terminal and increase font</text:p>
              </text:list-item>
              <text:list-item>
                <text:p>open the paste file.</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Start terminal with SWI-Prolog</text:p>
              <text:p/>
              <text:p>Pre-paste all the live code.</text:p>
              <text:p/>
            </draw:text-box>
          </draw:frame>
        </presentation:notes>
      </draw:page>
      <draw:page draw:name="page2" draw:style-name="dp1" draw:master-page-name="Forestbird" presentation:presentation-page-layout-name="AL2T0">
        <office:forms form:automatic-focus="false" form:apply-design-mode="false"/>
        <draw:frame presentation:style-name="pr1" draw:layer="layout" svg:width="23.368cm" svg:height="3.507cm" svg:x="2.286cm" svg:y="2.54cm" presentation:class="title">
          <draw:text-box>
            <text:p>Let Over Logic</text:p>
          </draw:text-box>
        </draw:frame>
        <draw:frame presentation:style-name="pr4" draw:text-style-name="P2" draw:layer="layout" svg:width="23.622cm" svg:height="12.182cm" svg:x="2.032cm" svg:y="6.096cm" presentation:class="subtitle">
          <draw:text-box>
            <text:p><text:span text:style-name="T1">What Functional Programming</text:span></text:p>
            <text:p><text:span text:style-name="T1">Can Learn from Logic Programming</text:span></text:p>
            <text:p><text:span text:style-name="T2">Anne Ogborn</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user-transformed="true">
            <draw:text-box>
              <text:p>Howdy</text:p>
              <text:p>Today I want to look at some things from logic programming that might be useful<text:span text:style-name="T3"> in the fp world, and maybe we’ll find ways you can improve your own practice.</text:span></text:p>
              <text:p>This is not a sales talk about how Prolog is better than your language, it’s about questioning your own language. What can be better?</text:p>
              <text:p>Caveat – I’m a Prolog programmer, not an expert in all functional languages.</text:p>
              <text:p/>
            </draw:text-box>
          </draw:frame>
        </presentation:notes>
      </draw:page>
      <draw:page draw:name="page3" draw:style-name="dp1" draw:master-page-name="Forestbird1" presentation:presentation-page-layout-name="AL1T1">
        <office:forms form:automatic-focus="false" form:apply-design-mode="false"/>
        <draw:custom-shape draw:style-name="gr2" draw:text-style-name="P3" draw:layer="layout" svg:width="7.62cm" svg:height="10.668cm" svg:x="16.51cm" svg:y="5.08cm">
          <text:p text:style-name="P3">World of</text:p>
          <text:p text:style-name="P3">Facts and</text:p>
          <text:p text:style-name="P3">Implications</text:p>
          <draw:enhanced-geometry svg:viewBox="0 0 21600 21600" draw:type="rectangle" draw:enhanced-path="M 0 0 L 21600 0 21600 21600 0 21600 0 0 Z N"/>
        </draw:custom-shape>
        <draw:custom-shape draw:style-name="gr3" draw:text-style-name="P3" draw:layer="layout" svg:width="7.112cm" svg:height="3.048cm" svg:x="4.826cm" svg:y="8.636cm">
          <text:p text:style-name="P3">Query</text:p>
          <draw:enhanced-geometry svg:viewBox="0 0 21600 21600" draw:type="rectangle" draw:enhanced-path="M 0 0 L 21600 0 21600 21600 0 21600 0 0 Z N"/>
        </draw:custom-shape>
        <draw:custom-shape draw:style-name="gr4" draw:text-style-name="P3" draw:layer="layout" svg:width="3.81cm" svg:height="2.032cm" svg:x="12.446cm" svg:y="8.89cm">
          <text:p text:style-name="P3">query</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3.81cm" svg:height="1.524cm" svg:x="12.192cm" svg:y="12.446cm">
          <text:p text:style-name="P3">Proof</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draw:text-box>
              <text:p>Logic programming is a paradigm where you construct a world of rules, and then query the prolog engine for proofs of some statement in that world.</text:p>
              <text:p/>
            </draw:text-box>
          </draw:frame>
        </presentation:notes>
      </draw:page>
      <draw:page draw:name="page4" draw:style-name="dp1" draw:master-page-name="Forestbird2" presentation:presentation-page-layout-name="AL1T1">
        <office:forms form:automatic-focus="false" form:apply-design-mode="false"/>
        <draw:frame draw:style-name="gr6" draw:layer="layout" svg:width="15.053cm" svg:height="5.053cm" svg:x="6.283cm" svg:y="8.128cm" presentation:class="object" presentation:user-transformed="true">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user-transformed="true">
            <draw:text-box>
              <text:p/>
              <text:p>Now, in 7<text:span text:style-name="T4">th</text:span> standard algebra, <text:s/>we have variables and proofs. <text:s/>And these variables are often called unknowns in algebra, because they represent things we assume have a value, but we don’t know it.</text:p>
              <text:p><text:s/>But in Prolog we call these variables.</text:p>
              <text:p/>
              <text:p>And usually proving something involves finding values of these variables that make two things be the same.</text:p>
              <text:p/>
              <text:p/>
            </draw:text-box>
          </draw:frame>
        </presentation:notes>
      </draw:page>
      <draw:page draw:name="page5" draw:style-name="dp1" draw:master-page-name="Forestbird2" presentation:presentation-page-layout-name="AL1T1">
        <office:forms form:automatic-focus="false" form:apply-design-mode="false"/>
        <draw:frame draw:style-name="gr6" draw:layer="layout" svg:width="15.053cm" svg:height="5.053cm" svg:x="6.096cm" svg:y="8.409cm" presentation:class="object" presentation:user-transformed="true">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user-transformed="true">
            <draw:text-box>
              <text:p text:style-name="P4"/>
              <text:p text:style-name="P4">Here we have the quadratic equation, giving the roots of a quadratic function. </text:p>
              <text:p>Depending on a,b,and c we might have two solutions, one solution, or none at all.</text:p>
              <text:p/>
              <text:p/>
            </draw:text-box>
          </draw:frame>
        </presentation:notes>
      </draw:page>
      <draw:page draw:name="page6" draw:style-name="dp1" draw:master-page-name="Forestbird3" presentation:presentation-page-layout-name="AL1T1">
        <office:forms form:automatic-focus="false" form:apply-design-mode="false"/>
        <draw:frame presentation:style-name="pr8" draw:layer="layout" svg:width="23.413cm" svg:height="12.182cm" svg:x="2.241cm" svg:y="6.096cm" presentation:class="outline">
          <draw:text-box>
            <text:list text:style-name="L2">
              <text:list-item>
                <text:p>1 <text:span text:style-name="T5">≠</text:span> 2 <text:s text:c="3"/>Not the same</text:p>
              </text:list-item>
              <text:list-item>
                <text:p>1 = 1 <text:s text:c="3"/>The same</text:p>
              </text:list-item>
              <text:list-item>
                <text:p>X = 1 <text:s text:c="3"/>Could be the same</text:p>
              </text:list-item>
              <text:list-item>
                <text:p>X = Y <text:s text:c="3"/>Must be the same, but we don’t <text:s text:c="7"/><text:s text:c="14"/>know value</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 draw:layer="layout" svg:width="16.799cm" svg:height="13.38cm" svg:x="2.1cm" svg:y="14.107cm" presentation:class="notes" presentation:user-transformed="true">
            <draw:text-box>
              <text:p text:style-name="P4"/>
              <text:p>And often we’re trying to prove one thing is the same as another. An important question in Prolog is, “Is it at least possible for these two things to be the same?”,</text:p>
              <text:p/>
              <text:p>Because only if they can be the same should we keep exploring this path.</text:p>
              <text:p/>
              <text:p>Now, if one of these things is an unknown, then it’s always possible it’s the same as the other.</text:p>
              <text:p>But if we decide X’s value can be 1, then we can pretend X is 1 and X is no longer unknown, and move on, perhaps coming back to try X as something else if 1 doesn’t work out.</text:p>
              <text:p/>
              <text:p/>
            </draw:text-box>
          </draw:frame>
        </presentation:notes>
      </draw:page>
      <draw:page draw:name="page7"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 text:style-name="P3"><text:span text:style-name="T6"><text:s text:c="4"/></text:span><text:span text:style-name="T6">employee(Name, 3)</text:span><text:span text:style-name="T1"> <text:s text:c="22"/></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1" draw:text-style-name="P1" draw:layer="layout" svg:width="16.799cm" svg:height="13.364cm" svg:x="2.1cm" svg:y="14.107cm" presentation:class="notes">
            <draw:text-box>
              <text:p>So , here’s a compound term, which is just a record like structure, one of Prolog’s fundamental types.</text:p>
              <text:p>It’s not a function call. </text:p>
              <text:p/>
              <text:p>And it’s got some variables. In this case, just one, Name, which we presumably don’t know.</text:p>
            </draw:text-box>
          </draw:frame>
        </presentation:notes>
      </draw:page>
      <draw:page draw:name="page8"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7">employee(Name, 3) <text:s/>?? employee(“Durga”, Level)</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1" draw:text-style-name="P1" draw:layer="layout" svg:width="16.799cm" svg:height="13.364cm" svg:x="2.1cm" svg:y="14.107cm" presentation:class="notes">
            <draw:text-box>
              <text:p>And here’s another one.</text:p>
              <text:p>In this one, we know the name we’re looking for is Durga, but don’t know <text:s/>her level. </text:p>
              <text:p/>
              <text:p>Can these two be the same?</text:p>
              <text:p/>
              <text:p>Well, yes, because Name could possibly be Durga, and Level could possibly be 3</text:p>
              <text:p/>
            </draw:text-box>
          </draw:frame>
        </presentation:notes>
      </draw:page>
      <draw:page draw:name="page9"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7">employee(Name, 3) <text:s/>?? employee(“Durga”, Level)</text:span></text:p>
            <text:p><text:span text:style-name="T7">And </text:span></text:p>
            <text:p><text:span text:style-name="T7"><text:s text:c="13"/></text:span><text:span text:style-name="T7">Level is 3 + 1</text:span><text:span text:style-name="T8"> <text:s text:c="10"/></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1" draw:text-style-name="P1" draw:layer="layout" svg:width="16.799cm" svg:height="13.364cm" svg:x="2.1cm" svg:y="14.107cm" presentation:class="notes">
            <draw:text-box>
              <text:p>And nope, Level can’t be 3 , as it needs to be in the first line, and 4, which it needs to be in this one,</text:p>
              <text:p>So these two are not the same.</text:p>
            </draw:text-box>
          </draw:frame>
        </presentation:notes>
      </draw:page>
      <draw:page draw:name="page10"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draw:text-box>
            <text:p text:style-name="P3"><text:span text:style-name="T9">Level = Grade</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2" draw:text-style-name="P1" draw:layer="layout" svg:width="16.799cm" svg:height="13.364cm" svg:x="2.1cm" svg:y="14.107cm" presentation:class="notes" presentation:user-transformed="true">
            <draw:text-box>
              <text:p>Ok, so Level has to be the same as grade.</text:p>
              <text:p>We don’t know the value of either one, but if we find out one, we find out that the other has to be the same.</text:p>
              <text:p/>
              <text:p>We call this state “Sharing”. <text:s/>Level and Grade are sharing.</text:p>
            </draw:text-box>
          </draw:frame>
        </presentation:notes>
      </draw:page>
      <draw:page draw:name="page11" draw:style-name="dp1" draw:master-page-name="Forestbird3" presentation:presentation-page-layout-name="AL3T32">
        <office:forms form:automatic-focus="false" form:apply-design-mode="false"/>
        <draw:frame presentation:style-name="pr10" draw:text-style-name="P6" draw:layer="layout" svg:width="23.368cm" svg:height="16.26cm" svg:x="2.286cm" svg:y="2.589cm" presentation:class="subtitle" presentation:user-transformed="true">
          <draw:text-box>
            <text:p text:style-name="P3"><text:span text:style-name="T7">Level = Grade</text:span></text:p>
            <text:p text:style-name="P3"><text:span text:style-name="T7">And</text:span></text:p>
            <text:p text:style-name="P3"><text:span text:style-name="T7">employee(Name, 3) <text:s/>?? employee(“Durga”, Level)</text:span></text:p>
            <text:p text:style-name="P3"><text:span text:style-name="T7">And</text:span></text:p>
            <text:p text:style-name="P3"><text:span text:style-name="T7">Grade = 4</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2" draw:text-style-name="P1" draw:layer="layout" svg:width="16.799cm" svg:height="13.364cm" svg:x="2.1cm" svg:y="14.107cm" presentation:class="notes" presentation:user-transformed="true">
            <draw:text-box>
              <text:p>Ok, so Level has to be 3, to be the same as the 3 here, and Level has to be the same as grade.</text:p>
              <text:p>So Grade can’t be 4, this is not a solution.</text:p>
            </draw:text-box>
          </draw:frame>
        </presentation:notes>
      </draw:page>
      <draw:page draw:name="page12"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1">Unification</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1" draw:text-style-name="P1" draw:layer="layout" svg:width="16.799cm" svg:height="13.364cm" svg:x="2.1cm" svg:y="14.107cm" presentation:class="notes">
            <draw:text-box>
              <text:p>We call this process unification.</text:p>
              <text:p/>
              <text:p>When it is possible – not proved, just possible – that two things are the same, then we say it is possible to unify them.</text:p>
            </draw:text-box>
          </draw:frame>
        </presentation:notes>
      </draw:page>
      <draw:page draw:name="page13"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1">Binding Arguments</text:span></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1" draw:text-style-name="P1" draw:layer="layout" svg:width="16.799cm" svg:height="13.364cm" svg:x="2.1cm" svg:y="14.107cm" presentation:class="notes">
            <draw:text-box>
              <text:p>And now we can do what we came here to do.</text:p>
              <text:p/>
              <text:p>We can look at something very fundamental to programming – binding arguments during function calls.</text:p>
              <text:p/>
            </draw:text-box>
          </draw:frame>
        </presentation:notes>
      </draw:page>
      <draw:page draw:name="page14"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foo(1+1, 1+2, 2+3);</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text:p text:style-name="P7"><text:span text:style-name="T1"/></text:p>
            <text:p text:style-name="P7"><text:span text:style-name="T1">A=2 b=3 c=5</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2" draw:text-style-name="P10" draw:layer="layout" svg:width="16.799cm" svg:height="13.364cm" svg:x="2.1cm" svg:y="14.107cm" presentation:class="notes" presentation:user-transformed="true">
            <draw:text-box>
              <text:p text:style-name="P9">lets look at how binding happens in most languages, something called applicative binding.</text:p>
              <text:p text:style-name="P9"/>
              <text:p text:style-name="P9">Binding in calls always has actual arguments – what goes between the parens in the caller – and formal arguments – what goes between the arguments in the definition.</text:p>
              <text:p text:style-name="P7">Here’s a C language function call, and the thing it’s calling.</text:p>
              <text:p text:style-name="P7">So, what happens? <text:s/>First we evaluate each argument, and get static data.</text:p>
              <text:p text:style-name="P7">Then we set the value of the variables on the stack to the values of the evals</text:p>
              <text:p text:style-name="P7">And what happens here?</text:p>
              <text:p text:style-name="P7">Well, we eval the args to 2, 3, 5 and pass them</text:p>
            </draw:text-box>
          </draw:frame>
        </presentation:notes>
      </draw:page>
      <draw:page draw:name="page15"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Int a = 1;</text:span></text:p>
            <text:p text:style-name="P7"><text:span text:style-name="T1">foo(++a, ++a, ++a);</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draw:text-box>
        </draw:frame>
        <presentation:notes draw:style-name="dp2">
          <office:forms form:automatic-focus="false" form:apply-design-mode="false"/>
          <draw:page-thumbnail draw:style-name="gr1" draw:layer="layout" svg:width="14.848cm" svg:height="11.136cm" svg:x="3.048cm" svg:y="2.54cm" draw:page-number="15" presentation:class="page"/>
          <draw:frame presentation:style-name="pr12" draw:text-style-name="P10" draw:layer="layout" svg:width="16.799cm" svg:height="13.364cm" svg:x="2.1cm" svg:y="14.107cm" presentation:class="notes" presentation:user-transformed="true">
            <draw:text-box>
              <text:p text:style-name="P9"/>
              <text:p text:style-name="P7">And what happens here?</text:p>
            </draw:text-box>
          </draw:frame>
        </presentation:notes>
      </draw:page>
      <draw:page draw:name="page16"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text:p>
            <text:p text:style-name="P7"><text:span text:style-name="T1">Int a = 1;</text:span></text:p>
            <text:p text:style-name="P7"><text:span text:style-name="T1">foo(++a, ++a, ++a);</text:span></text:p>
            <text:p text:style-name="P7"><text:span text:style-name="T1"/></text:p>
            <text:p text:style-name="P7"><text:span text:style-name="T1">void foo(int a, int b, int c) {</text:span></text:p>
            <text:p text:style-name="P7"><text:span text:style-name="T1"><text:s text:c="4"/></text:span><text:span text:style-name="T1">printf(“a=%d b=%d c=%d\n”, a, b, c);</text:span></text:p>
            <text:p text:style-name="P7"><text:span text:style-name="T1">}</text:span></text:p>
            <text:p text:style-name="P7"><text:span text:style-name="T1"/></text:p>
            <text:p text:style-name="P7"><text:span text:style-name="T1">a=4 b=4 c=4</text:span></text:p>
            <text:p text:style-name="P7"><text:span text:style-name="T1"/></text:p>
          </draw:text-box>
        </draw:frame>
        <presentation:notes draw:style-name="dp2">
          <office:forms form:automatic-focus="false" form:apply-design-mode="false"/>
          <draw:page-thumbnail draw:style-name="gr1" draw:layer="layout" svg:width="14.848cm" svg:height="11.136cm" svg:x="3.048cm" svg:y="2.54cm" draw:page-number="16" presentation:class="page"/>
          <draw:frame presentation:style-name="pr12" draw:text-style-name="P10" draw:layer="layout" svg:width="16.799cm" svg:height="13.364cm" svg:x="2.1cm" svg:y="14.107cm" presentation:class="notes" presentation:user-transformed="true">
            <draw:text-box>
              <text:p text:style-name="P9">Well, not what I expected.</text:p>
              <text:p text:style-name="P9"/>
              <text:p text:style-name="P9">So, this is applicative binding, and we’re all familiar with it. Evaluate args and pass the results.</text:p>
            </draw:text-box>
          </draw:frame>
        </presentation:notes>
      </draw:page>
      <draw:page draw:name="page17"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0"><text:line-break/></text:span><text:span text:style-name="T11">(</text:span><text:span text:style-name="T12">defmacro <text:s/></text:span><text:span text:style-name="T11">foomacro [a b c]</text:span><text:span text:style-name="T11"><text:line-break/></text:span><text:span text:style-name="T11"> <text:s/>(</text:span><text:span text:style-name="T12">print </text:span><text:span text:style-name="T13">a b c))</text:span></text:p>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1" draw:text-style-name="P1" draw:layer="layout" svg:width="16.799cm" svg:height="13.364cm" svg:x="2.1cm" svg:y="14.107cm" presentation:class="notes">
            <draw:text-box>
              <text:p>Here’s a Clojure macro.</text:p>
              <text:p>Macros substitute their unevaluated arguments in where the formal argument appears in the body. <text:s/>This is so called <text:span text:style-name="T14">normal</text:span> binding.</text:p>
              <text:p/>
              <text:p>And why is this useful? Why have this?</text:p>
              <text:p>(take answer).</text:p>
              <text:p/>
            </draw:text-box>
          </draw:frame>
        </presentation:notes>
      </draw:page>
      <draw:page draw:name="page18" draw:style-name="dp1" draw:master-page-name="Forestbird3" presentation:presentation-page-layout-name="AL3T32">
        <office:forms form:automatic-focus="false" form:apply-design-mode="false"/>
        <draw:frame presentation:style-name="pr10" draw:text-style-name="P8" draw:layer="layout" svg:width="23.368cm" svg:height="16.26cm" svg:x="2.286cm" svg:y="2.589cm" presentation:class="subtitle">
          <draw:text-box>
            <text:p text:style-name="P7"><text:span text:style-name="T10"><text:line-break/></text:span><text:span text:style-name="T15">(</text:span><text:span text:style-name="T16">defmacro <text:s/></text:span><text:span text:style-name="T15">foomacro [a b c]</text:span><text:span text:style-name="T15"><text:line-break/></text:span><text:span text:style-name="T15"> <text:s/>(</text:span><text:span text:style-name="T16">print </text:span><text:span text:style-name="T17">a b c))</text:span></text:p>
            <text:p text:style-name="P7"><text:span text:style-name="T17"/></text:p>
            <text:p text:style-name="P7"><text:span text:style-name="T17">(foomacro (+ 1 1) (+ 1 2) (+ 2 3))</text:span></text:p>
            <text:p text:style-name="P7"><text:span text:style-name="T17">(+ 1 1) (+ 1 2) (+ 2 3)=&gt; nil</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1" draw:text-style-name="P11" draw:layer="layout" svg:width="16.799cm" svg:height="13.364cm" svg:x="2.1cm" svg:y="14.107cm" presentation:class="notes">
            <draw:text-box>
              <text:p text:style-name="P4"/>
              <text:p text:style-name="P4">Yes, you can do something with the arguments besides just use their value. Here, we’ve instead printed the argument out.</text:p>
              <text:p text:style-name="P4"/>
              <text:p text:style-name="P4">And that’s pretty nifty – it turns every argument into a little DSL.</text:p>
              <text:p text:style-name="P4"/>
              <text:p>So, applicative and normal binding. Are those the only options?</text:p>
            </draw:text-box>
          </draw:frame>
        </presentation:notes>
      </draw:page>
      <draw:page draw:name="page19"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9">foo ( <text:s/>3 <text:s/>, <text:s/>X <text:s/>); <text:s/></text:span></text:p>
            <text:p><text:span text:style-name="T1"/></text:p>
            <text:p><text:span text:style-name="T9">foo ( <text:s/>A <text:s/>, <text:s/>B <text:s/>) {</text:span></text:p>
            <text:p><text:span text:style-name="T9">B = 4;</text:span></text:p>
            <text:p text:style-name="P7"><text:span text:style-name="T9"><text:s text:c="12"/></text:span><text:span text:style-name="T9">}</text:span></text:p>
          </draw:text-box>
        </draw:frame>
        <draw:custom-shape draw:style-name="gr7" draw:text-style-name="P3" draw:layer="layout" svg:width="1.651cm" svg:height="1.27cm" draw:transform="rotate (1.5707963267949) translate (12.315cm 9.62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3" draw:layer="layout" svg:width="1.651cm" svg:height="1.27cm" draw:transform="rotate (1.5707963267949) translate (16.25cm 9.4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1" draw:layer="layout" svg:width="14.848cm" svg:height="11.136cm" svg:x="3.075cm" svg:y="2.257cm" draw:page-number="19" presentation:class="page"/>
          <draw:frame presentation:style-name="pr11" draw:text-style-name="P1" draw:layer="layout" svg:width="16.799cm" svg:height="13.364cm" svg:x="2.1cm" svg:y="14.107cm" presentation:class="notes">
            <draw:text-box>
              <text:p>Well, if we have unification, they aren’t. <text:s/></text:p>
              <text:p/>
              <text:p>Let’s say part of how our language works is that terms in the formal and actual argument are unified.</text:p>
              <text:p/>
              <text:p>If we have unification, we can put a term in the actual argument, a variable in the formal argument, and pass info in. </text:p>
              <text:p/>
              <text:p>Or we can bind the formal argument, and since it shares with the actual argument, they have to be the same. X has to be B. B has to be 4. Hey, X has to be 4, and we just did a return!</text:p>
            </draw:text-box>
          </draw:frame>
        </presentation:notes>
      </draw:page>
      <draw:page draw:name="page20" draw:style-name="dp1" draw:master-page-name="Forestbird3" presentation:presentation-page-layout-name="AL3T32">
        <office:forms form:automatic-focus="false" form:apply-design-mode="false"/>
        <draw:frame presentation:style-name="pr10" draw:text-style-name="P5" draw:layer="layout" svg:width="23.368cm" svg:height="16.26cm" svg:x="2.286cm" svg:y="2.589cm" presentation:class="subtitle">
          <draw:text-box>
            <text:p><text:span text:style-name="T18">(X,Y) = to_cartesian(R,Theta)</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1" draw:text-style-name="P1" draw:layer="layout" svg:width="16.799cm" svg:height="13.364cm" svg:x="2.1cm" svg:y="14.107cm" presentation:class="notes">
            <draw:text-box>
              <text:p>Wait, no sane language, like, say, Python, would want to do more than one return.</text:p>
              <text:p/>
              <text:p/>
            </draw:text-box>
          </draw:frame>
        </presentation:notes>
      </draw:page>
      <draw:page draw:name="page21" draw:style-name="dp1" draw:master-page-name="Forestbird3" presentation:presentation-page-layout-name="AL3T32">
        <office:forms form:automatic-focus="false" form:apply-design-mode="false"/>
        <draw:frame presentation:style-name="pr13" draw:text-style-name="P8" draw:layer="layout" svg:width="23.368cm" svg:height="15.752cm" svg:x="2.286cm" svg:y="2.536cm" presentation:class="subtitle" presentation:user-transformed="true">
          <draw:text-box>
            <text:p text:style-name="P7"><text:span text:style-name="T1">foo(A,B,C) :- </text:span></text:p>
            <text:p text:style-name="P7"><text:span text:style-name="T1"><text:s text:c="5"/></text:span><text:span text:style-name="T1">format(“A=~w, B=~w, C=~w~n”, [A,B,C]).</text:span></text:p>
            <text:p text:style-name="P7"><text:span text:style-name="T1"><text:s/></text:span></text:p>
            <text:p text:style-name="P7"><text:span text:style-name="T1">?- <text:s/>foo(1,2,3)</text:span></text:p>
            <text:p text:style-name="P7"><text:span text:style-name="T1"/></text:p>
            <text:p text:style-name="P7"><text:span text:style-name="T1">A=1, B=2, C=3</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1" draw:text-style-name="P1" draw:layer="layout" svg:width="16.799cm" svg:height="13.364cm" svg:x="2.1cm" svg:y="14.107cm" presentation:class="notes">
            <draw:text-box>
              <text:p>OK, here’s some Prolog.</text:p>
              <text:p/>
              <text:p>And unification is how Prolog passes arguments.</text:p>
              <text:p/>
              <text:p>So far unsurprising. </text:p>
            </draw:text-box>
          </draw:frame>
        </presentation:notes>
      </draw:page>
      <draw:page draw:name="page22" draw:style-name="dp1" draw:master-page-name="Forestbird3" presentation:presentation-page-layout-name="AL3T32">
        <office:forms form:automatic-focus="false" form:apply-design-mode="false"/>
        <draw:frame presentation:style-name="pr14" draw:text-style-name="P8" draw:layer="layout" svg:width="23.368cm" svg:height="15.494cm" svg:x="2.786cm" svg:y="2.794cm" presentation:class="subtitle" presentation:user-transformed="true">
          <draw:text-box>
            <text:p text:style-name="P7"><text:span text:style-name="T1">foo(A,B,C) :- </text:span></text:p>
            <text:p text:style-name="P7"><text:span text:style-name="T1"><text:s text:c="5"/></text:span><text:span text:style-name="T1">format(“A=~w, B=~w, C=~w~n”, [A,B,C]).</text:span></text:p>
            <text:p text:style-name="P7"><text:span text:style-name="T1"><text:s/></text:span></text:p>
            <text:p text:style-name="P7"><text:span text:style-name="T19">?- <text:s/>foo(</text:span><text:span text:style-name="T1">4,5, lim(3,2))</text:span></text:p>
            <text:p text:style-name="P7"><text:span text:style-name="T1"/></text:p>
            <text:p text:style-name="P7"><text:span text:style-name="T1">A=1, B=2, C=lim(3,2)</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2" draw:text-style-name="P1" draw:layer="layout" svg:width="16.799cm" svg:height="13.364cm" svg:x="2.1cm" svg:y="14.107cm" presentation:class="notes" presentation:user-transformed="true">
            <draw:text-box>
              <text:p>but hang on, <text:s/>we can do other stuff here.</text:p>
              <text:p/>
              <text:p>Now lim’s just a record, like we saw above. It’s not boing to be evaluated</text:p>
              <text:p/>
              <text:p>Ok, so far no big whoop.</text:p>
            </draw:text-box>
          </draw:frame>
        </presentation:notes>
      </draw:page>
      <draw:page draw:name="page23" draw:style-name="dp1" draw:master-page-name="Forestbird3" presentation:presentation-page-layout-name="AL3T32">
        <office:forms form:automatic-focus="false" form:apply-design-mode="false"/>
        <draw:frame presentation:style-name="pr15" draw:text-style-name="P8" draw:layer="layout" svg:width="22.098cm" svg:height="15.24cm" svg:x="2.986cm" svg:y="3.048cm" presentation:class="subtitle" presentation:user-transformed="true">
          <draw:text-box>
            <text:p text:style-name="P7"><text:span text:style-name="T1">bar(A,B,1) :- </text:span></text:p>
            <text:p text:style-name="P7"><text:span text:style-name="T1"><text:s text:c="5"/></text:span><text:span text:style-name="T1">format(“A=~w, B=~w~n”, [A,B]).</text:span></text:p>
            <text:p text:style-name="P7"><text:span text:style-name="T1"><text:s/></text:span></text:p>
            <text:p text:style-name="P7"><text:span text:style-name="T19">?- <text:s/>bar(10,9,X)</text:span></text:p>
            <text:p text:style-name="P7"><text:span text:style-name="T19">X=1</text:span></text:p>
            <text:p text:style-name="P7"><text:span text:style-name="T1"/></text:p>
            <text:p text:style-name="P7"><text:span text:style-name="T1">A=10, B=9</text:span></text:p>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2" draw:text-style-name="P1" draw:layer="layout" svg:width="16.799cm" svg:height="13.364cm" svg:x="2.1cm" svg:y="14.107cm" presentation:class="notes" presentation:user-transformed="true">
            <draw:text-box>
              <text:p>let’s have a new predicate bar</text:p>
              <text:p/>
              <text:p>What? Remember, we’re unifying the formal and the actual arguments</text:p>
              <text:p>call</text:p>
              <text:p>bar(10,9,X)</text:p>
              <text:p/>
              <text:p>Yup, we can return values that way, as <text:s/>we saw</text:p>
              <text:p/>
              <text:p/>
            </draw:text-box>
          </draw:frame>
        </presentation:notes>
      </draw:page>
      <draw:page draw:name="page24" draw:style-name="dp1" draw:master-page-name="Forestbird3" presentation:presentation-page-layout-name="AL3T32">
        <office:forms form:automatic-focus="false" form:apply-design-mode="false"/>
        <draw:frame presentation:style-name="pr16" draw:text-style-name="P8" draw:layer="layout" svg:width="22.731cm" svg:height="14.732cm" svg:x="2.794cm" svg:y="3.302cm" presentation:class="subtitle" presentation:user-transformed="true">
          <draw:text-box>
            <text:p text:style-name="P7"><text:span text:style-name="T1">bar(A,B,zoom(C, 3)) :- </text:span></text:p>
            <text:p text:style-name="P7"><text:span text:style-name="T1"><text:s text:c="5"/></text:span><text:span text:style-name="T1">format(“A=~w, B=~w, C=~w~n”, [A,B,C]).</text:span></text:p>
            <text:p text:style-name="P7"><text:span text:style-name="T1"><text:s/></text:span></text:p>
            <text:p text:style-name="P7"><text:span text:style-name="T19">?- <text:s/>bar(10,9,zoom(5,X))</text:span></text:p>
            <text:p text:style-name="P7"><text:span text:style-name="T19">X=3</text:span></text:p>
            <text:p text:style-name="P7"><text:span text:style-name="T1"/></text:p>
            <text:p text:style-name="P7"><text:span text:style-name="T1">A=10, B=9, C=5</text:span></text:p>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2" draw:text-style-name="P1" draw:layer="layout" svg:width="16.799cm" svg:height="13.364cm" svg:x="2.1cm" svg:y="14.107cm" presentation:class="notes" presentation:user-transformed="true">
            <draw:text-box>
              <text:p/>
              <text:p/>
              <text:p/>
            </draw:text-box>
          </draw:frame>
          <draw:frame presentation:style-name="pr12" draw:text-style-name="P1" draw:layer="layout" svg:width="16.799cm" svg:height="13.364cm" svg:x="2.101cm" svg:y="14.107cm">
            <draw:text-box>
              <text:p>Wait, <text:s/>don’t the formal arguments have to be variables? <text:s/></text:p>
              <text:p/>
              <text:p>Nope, we already made one of them an <text:s/>integer.</text:p>
              <text:p/>
              <text:p>Lets make one a compound. And hey, I can return that 3 within the compound. This is getting disturbing.</text:p>
              <text:p/>
              <text:p/>
              <text:p/>
              <text:p/>
            </draw:text-box>
          </draw:frame>
        </presentation:notes>
      </draw:page>
      <draw:page draw:name="page25" draw:style-name="dp1" draw:master-page-name="Forestbird3" presentation:presentation-page-layout-name="AL3T32">
        <office:forms form:automatic-focus="false" form:apply-design-mode="false"/>
        <draw:frame presentation:style-name="pr17" draw:text-style-name="P8" draw:layer="layout" svg:width="23.796cm" svg:height="16.26cm" svg:x="2.794cm" svg:y="0.837cm" presentation:class="subtitle" presentation:user-transformed="true">
          <draw:text-box>
            <text:p text:style-name="P7"><text:span text:style-name="T1">bar(A,B,1) :- </text:span></text:p>
            <text:p text:style-name="P7"><text:span text:style-name="T1"><text:s text:c="5"/></text:span><text:span text:style-name="T1">format(“A=~w, B=~w~n”, [A,B]).</text:span></text:p>
            <text:p text:style-name="P7"><text:span text:style-name="T1"><text:s/></text:span></text:p>
            <text:p text:style-name="P7"><text:span text:style-name="T19">?- <text:s/>bar(10,9,2)</text:span></text:p>
            <text:p text:style-name="P7"><text:span text:style-name="T19"/></text:p>
            <text:p text:style-name="P7"><text:span text:style-name="T1"/></text:p>
            <text:p text:style-name="P7"><text:span text:style-name="T1"/></text:p>
            <text:p text:style-name="P7"><text:span text:style-name="T1"/></text:p>
          </draw:text-box>
        </draw:frame>
        <draw:frame draw:style-name="gr8" draw:text-style-name="P12" draw:layer="layout" svg:width="6.094cm" svg:height="6.098cm" svg:x="4.574cm" svg:y="10.158cm">
          <draw:image xlink:href="Pictures/100002010000004800000048E8AAB70E6169E2D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2" draw:text-style-name="P1" draw:layer="layout" svg:width="16.799cm" svg:height="13.364cm" svg:x="2.1cm" svg:y="14.107cm" presentation:class="notes" presentation:user-transformed="true">
            <draw:text-box>
              <text:p>wait wait …. </text:p>
              <text:p/>
              <text:p>what happens if I call</text:p>
              <text:p>bar(10,9,2)</text:p>
              <text:p>Whaaaat… it’s not going to be able to unify!</text:p>
              <text:p/>
              <text:p/>
            </draw:text-box>
          </draw:frame>
        </presentation:notes>
      </draw:page>
      <draw:page draw:name="page26" draw:style-name="dp1" draw:master-page-name="Forestbird3" presentation:presentation-page-layout-name="AL3T32">
        <office:forms form:automatic-focus="false" form:apply-design-mode="false"/>
        <draw:frame presentation:style-name="pr17" draw:text-style-name="P8" draw:layer="layout" svg:width="25.191cm" svg:height="16.26cm" svg:x="1.399cm" svg:y="0.837cm" presentation:class="subtitle" presentation:user-transformed="true">
          <draw:text-box>
            <text:p><text:span text:style-name="T19">bar(A,B,1) :- format(“doing with one ~w ~w~n”, [A,B]).</text:span></text:p>
            <text:p><text:span text:style-name="T19">bar(A,B,2) :- format(“doing with two ~w ~w~n”, [A,B]).</text:span></text:p>
            <text:p><text:span text:style-name="T19"/></text:p>
            <text:p text:style-name="P7"><text:span text:style-name="T19"><text:s text:c="5"/></text:span><text:span text:style-name="T19">?- bar(10,9,2).</text:span></text:p>
            <text:p text:style-name="P7"><text:span text:style-name="T19"><text:s text:c="5"/></text:span><text:span text:style-name="T19">Doing with two 10 9</text:span></text:p>
            <text:p text:style-name="P7"><text:span text:style-name="T19"/></text:p>
            <text:p text:style-name="P7"><text:span text:style-name="T1"/></text:p>
            <text:p text:style-name="P7"><text:span text:style-name="T1"/></text:p>
            <text:p text:style-name="P7"><text:span text:style-name="T1"/></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2" draw:text-style-name="P1" draw:layer="layout" svg:width="16.799cm" svg:height="13.364cm" svg:x="2.1cm" svg:y="14.107cm" presentation:class="notes" presentation:user-transformed="true">
            <draw:text-box>
              <text:p>So, in prolog, you can provide more than one definitiion</text:p>
              <text:p/>
              <text:p>Hey, that’s not fair! We’re doing class dispatch on the value of the third argument!</text:p>
              <text:p/>
              <text:p/>
            </draw:text-box>
          </draw:frame>
        </presentation:notes>
      </draw:page>
      <draw:page draw:name="page27" draw:style-name="dp1" draw:master-page-name="Forestbird3" presentation:presentation-page-layout-name="AL3T32">
        <office:forms form:automatic-focus="false" form:apply-design-mode="false"/>
        <draw:frame presentation:style-name="pr17" draw:text-style-name="P8" draw:layer="layout" svg:width="23.796cm" svg:height="16.26cm" svg:x="2.794cm" svg:y="0.837cm" presentation:class="subtitle" presentation:user-transformed="true">
          <draw:text-box>
            <text:p text:style-name="P7"><text:span text:style-name="T1">bar(A, B, mep(1, X)) :- </text:span></text:p>
            <text:p text:style-name="P7"><text:span text:style-name="T1"><text:s text:c="4"/></text:span><text:span text:style-name="T1">format(“first mep~w ~w ~w~n”, [A,B, X]).</text:span></text:p>
            <text:p text:style-name="P7"><text:span text:style-name="T1">bar(A, B, mep(X, 3)) :- </text:span></text:p>
            <text:p text:style-name="P7"><text:span text:style-name="T1"><text:s text:c="4"/></text:span><text:span text:style-name="T1">format(“third mep~w ~w ~w~n”, [A,B, X]).</text:span></text:p>
            <text:p text:style-name="P7"><text:span text:style-name="T1"/></text:p>
            <text:p text:style-name="P7"><text:span text:style-name="T1">?- bar(10,9,mep(1,3)).</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2" draw:text-style-name="P1" draw:layer="layout" svg:width="16.799cm" svg:height="13.364cm" svg:x="2.1cm" svg:y="14.107cm" presentation:class="notes" presentation:user-transformed="true">
            <draw:text-box>
              <text:p>What if we do this?</text:p>
              <text:p/>
            </draw:text-box>
          </draw:frame>
        </presentation:notes>
      </draw:page>
      <draw:page draw:name="page28" draw:style-name="dp1" draw:master-page-name="Forestbird3" presentation:presentation-page-layout-name="AL3T32">
        <office:forms form:automatic-focus="false" form:apply-design-mode="false"/>
        <draw:frame presentation:style-name="pr17" draw:text-style-name="P8" draw:layer="layout" svg:width="23.542cm" svg:height="16.26cm" svg:x="3.048cm" svg:y="0.837cm" presentation:class="subtitle" presentation:user-transformed="true">
          <draw:text-box>
            <text:p text:style-name="P7"><text:span text:style-name="T1">bar(A, B, mep(1, X)) :- </text:span></text:p>
            <text:p text:style-name="P7"><text:span text:style-name="T1"><text:s text:c="4"/></text:span><text:span text:style-name="T1">format(“first mep~w ~w ~w~n”, [A,B, X]).</text:span></text:p>
            <text:p text:style-name="P7"><text:span text:style-name="T1">bar(A, B, mep(X, 3)) :- </text:span></text:p>
            <text:p text:style-name="P7"><text:span text:style-name="T1"><text:s text:c="4"/></text:span><text:span text:style-name="T1">format(“third mep~w ~w ~w~n”, [A,B, X]).</text:span></text:p>
            <text:p text:style-name="P7"><text:span text:style-name="T1"/></text:p>
            <text:p text:style-name="P7"><text:span text:style-name="T1">?- </text:span><text:span text:style-name="T19">bar(10,9,mep(1,3)).</text:span></text:p>
            <text:p text:style-name="P7"><text:span text:style-name="T19">first mep10 9 3 <text:s/>;</text:span></text:p>
            <text:p text:style-name="P7"><text:span text:style-name="T19">third mep10 9 1</text:span></text:p>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2" draw:text-style-name="P14" draw:layer="layout" svg:width="16.799cm" svg:height="13.364cm" svg:x="2.1cm" svg:y="14.107cm" presentation:class="notes" presentation:user-transformed="true">
            <draw:text-box>
              <text:p><text:span text:style-name="T20">And then call it like this?</text:span></text:p>
              <text:p><text:span text:style-name="T20"/></text:p>
              <text:p text:style-name="P13"><text:span text:style-name="T20">holy smokes, that’s going to do it twice!</text:span></text:p>
              <text:p text:style-name="P13"><text:span text:style-name="T20"/></text:p>
              <text:p text:style-name="P13"><text:span text:style-name="T20">And what happens if we call it with </text:span></text:p>
              <text:p><text:span text:style-name="T20"/></text:p>
              <text:p><text:span text:style-name="T20"/></text:p>
            </draw:text-box>
          </draw:frame>
        </presentation:notes>
      </draw:page>
      <draw:page draw:name="page29" draw:style-name="dp1" draw:master-page-name="Forestbird3" presentation:presentation-page-layout-name="AL3T32">
        <office:forms form:automatic-focus="false" form:apply-design-mode="false"/>
        <draw:frame presentation:style-name="pr17" draw:text-style-name="P8" draw:layer="layout" svg:width="23.796cm" svg:height="16.26cm" svg:x="2.794cm" svg:y="0.837cm" presentation:class="subtitle" presentation:user-transformed="true">
          <draw:text-box>
            <text:p text:style-name="P7"><text:span text:style-name="T1">bar(A, B, mep(1, X)) :- </text:span></text:p>
            <text:p text:style-name="P7"><text:span text:style-name="T1"><text:s text:c="4"/></text:span><text:span text:style-name="T1">format(“first mep~w ~w ~w~n”, [A,B, X]).</text:span></text:p>
            <text:p text:style-name="P7"><text:span text:style-name="T1">bar(A, B, mep(X, 3)) :- </text:span></text:p>
            <text:p text:style-name="P7"><text:span text:style-name="T1"><text:s text:c="4"/></text:span><text:span text:style-name="T1">format(“third mep~w ~w ~w~n”, [A,B, X]).</text:span></text:p>
            <text:p text:style-name="P7"><text:span text:style-name="T1"/></text:p>
            <text:p text:style-name="P7"><text:span text:style-name="T1">?- </text:span><text:span text:style-name="T19">bar(10,9,42).</text:span></text:p>
          </draw:text-box>
        </draw:frame>
        <draw:frame draw:style-name="gr8" draw:text-style-name="P12" draw:layer="layout" svg:width="6.253cm" svg:height="5.993cm" svg:x="16.353cm" svg:y="11.279cm">
          <draw:image xlink:href="Pictures/10000201000000480000004862620822088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8" draw:text-style-name="P1" draw:layer="layout" svg:width="16.799cm" svg:height="14.167cm" svg:x="2.1cm" svg:y="14.107cm" presentation:class="notes" presentation:user-transformed="true">
            <draw:text-box>
              <text:p text:style-name="P13">there’s no case at all for it!</text:p>
              <text:p text:style-name="P13"/>
              <text:p text:style-name="P13"/>
            </draw:text-box>
          </draw:frame>
        </presentation:notes>
      </draw:page>
      <draw:page draw:name="page30" draw:style-name="dp1" draw:master-page-name="Forestbird3" presentation:presentation-page-layout-name="AL3T32">
        <office:forms form:automatic-focus="false" form:apply-design-mode="false"/>
        <draw:frame presentation:style-name="pr17" draw:text-style-name="P8" draw:layer="layout" svg:width="23.796cm" svg:height="16.26cm" svg:x="2.794cm" svg:y="0.837cm" presentation:class="subtitle" presentation:user-transformed="true">
          <draw:text-box>
            <text:p text:style-name="P7"><text:span text:style-name="T1">bar(A, B, mep(1, X)) :- </text:span></text:p>
            <text:p text:style-name="P7"><text:span text:style-name="T1"><text:s text:c="4"/></text:span><text:span text:style-name="T1">format(“first mep~w ~w ~w~n”, [A,B, X]).</text:span></text:p>
            <text:p text:style-name="P7"><text:span text:style-name="T1">bar(A, B, mep(X, 3)) :- </text:span></text:p>
            <text:p text:style-name="P7"><text:span text:style-name="T1"><text:s text:c="4"/></text:span><text:span text:style-name="T1">format(“third mep~w ~w ~w~n”, [A,B, X]).</text:span></text:p>
            <text:p text:style-name="P9"><text:span text:style-name="T19"/></text:p>
            <text:p text:style-name="P9"><text:span text:style-name="T1">?- </text:span><text:span text:style-name="T19">bar(10,9,mep(1,3)).</text:span></text:p>
            <text:p text:style-name="P9"><text:span text:style-name="T19">first mep10 9 3 <text:s/>;</text:span></text:p>
            <text:p text:style-name="P7"><text:span text:style-name="T19">third mep10 9 1</text:span></text:p>
          </draw:text-box>
        </draw:frame>
        <draw:frame draw:style-name="gr8" draw:text-style-name="P12" draw:layer="layout" svg:width="6.253cm" svg:height="5.993cm" svg:x="16.353cm" svg:y="11.279cm">
          <draw:image xlink:href="Pictures/10000201000000480000004862620822088B3D0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8" draw:text-style-name="P1" draw:layer="layout" svg:width="16.799cm" svg:height="14.167cm" svg:x="2.1cm" svg:y="14.107cm" presentation:class="notes" presentation:user-transformed="true">
            <draw:text-box>
              <text:p text:style-name="P13"/>
              <text:p text:style-name="P13"/>
              <text:p text:style-name="P13">so the case where it has a choice gives you a weird little loop</text:p>
              <text:p text:style-name="P13">if you like the first result, you can take it. If it causes problems further on, you can undo the computation, back up, and try the second alternative.</text:p>
              <text:p text:style-name="P13"/>
              <text:p text:style-name="P13">And if there’s no choice, or no more choices?</text:p>
              <text:p text:style-name="P13">That’s our definition of a problem in ‘causes problems later on’.</text:p>
              <text:p text:style-name="P13"/>
              <text:p text:style-name="P13">And we just back up further til we have another choice.</text:p>
              <text:p text:style-name="P13"/>
              <text:p text:style-name="P13">Wait, wait… But that means argument passing is now a control structure?</text:p>
            </draw:text-box>
          </draw:frame>
        </presentation:notes>
      </draw:page>
      <draw:page draw:name="page31" draw:style-name="dp1" draw:master-page-name="Forestbird3" presentation:presentation-page-layout-name="AL3T32">
        <office:forms form:automatic-focus="false" form:apply-design-mode="false"/>
        <draw:frame presentation:style-name="pr10" draw:text-style-name="P15" draw:layer="layout" svg:width="23.368cm" svg:height="16.26cm" svg:x="2.286cm" svg:y="2.589cm" presentation:class="subtitle">
          <draw:text-box>
            <text:p><text:span text:style-name="T21">It’s a</text:span></text:p>
            <text:p><text:span text:style-name="T21">control structure!</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1" draw:text-style-name="P1" draw:layer="layout" svg:width="16.799cm" svg:height="13.364cm" svg:x="2.1cm" svg:y="14.107cm" presentation:class="notes">
            <draw:text-box>
              <text:p>Wait, Why would I WANT this? Like, what good is it?</text:p>
              <text:p/>
              <text:p/>
            </draw:text-box>
          </draw:frame>
        </presentation:notes>
      </draw:page>
      <draw:page draw:name="page32" draw:style-name="dp1" draw:master-page-name="Forestbird3" presentation:presentation-page-layout-name="AL3T32">
        <office:forms form:automatic-focus="false" form:apply-design-mode="false"/>
        <draw:frame presentation:style-name="pr10" draw:text-style-name="P17" draw:layer="layout" svg:width="22.606cm" svg:height="16.26cm" svg:x="3.048cm" svg:y="2.589cm" presentation:class="subtitle" presentation:user-transformed="true">
          <draw:text-box>
            <text:p text:style-name="P16"><text:span text:style-name="T1"/></text:p>
            <text:p text:style-name="P16"><text:span text:style-name="T8">public void someMethod(int a) {</text:span></text:p>
            <text:p text:style-name="P16"><text:span text:style-name="T8"><text:s text:c="6"/></text:span><text:span text:style-name="T8">if (a == 1)</text:span></text:p>
            <text:p text:style-name="P16"><text:span text:style-name="T8"><text:s text:c="11"/></text:span><text:span text:style-name="T8">System.out.writeln(“a was 1”);</text:span></text:p>
            <text:p text:style-name="P16"><text:span text:style-name="T8"><text:s text:c="5"/></text:span><text:span text:style-name="T8">else</text:span></text:p>
            <text:p text:style-name="P16"><text:span text:style-name="T8"><text:s text:c="10"/></text:span><text:span text:style-name="T8">System.out.writeln(“a was not 1”);</text:span></text:p>
            <text:p text:style-name="P16"><text:span text:style-name="T8">}</text:span></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9" draw:text-style-name="P1" draw:layer="layout" svg:width="16.799cm" svg:height="15.741cm" svg:x="2.1cm" svg:y="14.107cm" presentation:class="notes" presentation:user-transformed="true">
            <draw:text-box>
              <text:p text:style-name="P13">ok, here’s a control structure in a method in Java.</text:p>
              <text:p text:style-name="P13"/>
              <text:p text:style-name="P13">And this is ok, half the modern world runs on it. But you can’t introspect it.</text:p>
              <text:p text:style-name="P13"/>
              <text:p text:style-name="P13">Well, you can certainly introspect the method signature. But the function body’s opaque.</text:p>
              <text:p text:style-name="P13"/>
              <text:p text:style-name="P13">And honestly, I’m not sure Clojure’s any better. <text:s/>You certainly can get the fun body,</text:p>
              <text:p text:style-name="P13">but what are you doing to do with it? Unless you’re prepared to build something</text:p>
              <text:p text:style-name="P13">that understands all of Clojure, you’re not really able to do much – it’s opaque. You can’t infer the control flow without understanding all Clojure and all macros.</text:p>
              <text:p text:style-name="P13">But this backtracking scheme is Prolog’s only control structure. </text:p>
              <text:p text:style-name="P13"/>
              <text:p text:style-name="P13"/>
            </draw:text-box>
          </draw:frame>
        </presentation:notes>
      </draw:page>
      <draw:page draw:name="page33" draw:style-name="dp1" draw:master-page-name="Forestbird3" presentation:presentation-page-layout-name="AL3T32">
        <office:forms form:automatic-focus="false" form:apply-design-mode="false"/>
        <presentation:notes draw:style-name="dp2">
          <office:forms form:automatic-focus="false" form:apply-design-mode="false"/>
          <draw:page-thumbnail draw:style-name="gr1" draw:layer="layout" svg:width="14.848cm" svg:height="11.136cm" svg:x="3.186cm" svg:y="1.564cm" draw:page-number="33" presentation:class="page"/>
          <draw:frame presentation:style-name="pr20" draw:text-style-name="P1" draw:layer="layout" svg:width="16.799cm" svg:height="33.842cm" svg:x="2.1cm" svg:y="13.068cm" presentation:class="notes" presentation:user-transformed="true">
            <draw:text-box>
              <text:p text:style-name="P13">Here’s a fairly boring predicate.</text:p>
              <text:p text:style-name="P13"/>
              <text:p text:style-name="P13">nth0(2, [a,b,c,d], Elem, Rest).</text:p>
              <text:p text:style-name="P13"/>
              <text:p text:style-name="P13">Lets us treat a list like an array, and get the nth element. Big whoop</text:p>
              <text:p text:style-name="P13"/>
              <text:p text:style-name="P13">But hang on, it’ll also find index of element</text:p>
              <text:p text:style-name="P13"/>
              <text:p text:style-name="P13">nth0(N, [a,b,c,d], b, Rest).</text:p>
              <text:p text:style-name="P13"/>
              <text:p text:style-name="P13">Or give you a set of index element pairs</text:p>
              <text:p text:style-name="P13"/>
              <text:p text:style-name="P13">nth0(N, [a,b,c,d], Elem, Rest)</text:p>
              <text:p text:style-name="P13"/>
              <text:p text:style-name="P13">Or give you a list with a in the second element</text:p>
              <text:p text:style-name="P13"/>
              <text:p text:style-name="P13">nth0(1, List, a, <text:s/>Rest)</text:p>
              <text:p text:style-name="P13"/>
              <text:p text:style-name="P13"/>
            </draw:text-box>
          </draw:frame>
        </presentation:notes>
      </draw:page>
      <draw:page draw:name="page34" draw:style-name="dp1" draw:master-page-name="Forestbird3" presentation:presentation-page-layout-name="AL3T32">
        <office:forms form:automatic-focus="false" form:apply-design-mode="false"/>
        <presentation:notes draw:style-name="dp2">
          <office:forms form:automatic-focus="false" form:apply-design-mode="false"/>
          <draw:page-thumbnail draw:style-name="gr1" draw:layer="layout" svg:width="14.848cm" svg:height="11.136cm" svg:x="3.186cm" svg:y="1.564cm" draw:page-number="34" presentation:class="page"/>
          <draw:frame presentation:style-name="pr20" draw:text-style-name="P1" draw:layer="layout" svg:width="16.799cm" svg:height="33.842cm" svg:x="2.1cm" svg:y="13.068cm" presentation:class="notes" presentation:user-transformed="true">
            <draw:text-box>
              <text:p text:style-name="P13">or figure out what I removed from one list to make another</text:p>
              <text:p text:style-name="P13"/>
              <text:p text:style-name="P13">nth0(Location, [a,b,c,d], Elem, [a,b,d])</text:p>
              <text:p text:style-name="P13"/>
              <text:p text:style-name="P13">or figure out what lists I can make by inserting an a </text:p>
              <text:p text:style-name="P13"/>
              <text:p text:style-name="P13">nth0(Location, List, a, [x,y,z])</text:p>
              <text:p text:style-name="P13"/>
              <text:p text:style-name="P13">and on and on - <text:s/></text:p>
              <text:p text:style-name="P13">This signficantly shortens the list of APIs in a library,</text:p>
              <text:p text:style-name="P13">which reduces the surface area for bugs, reduces the learning curve,</text:p>
              <text:p text:style-name="P13">makes your teeth whiter, and your children smarter and better behaved.</text:p>
              <text:p text:style-name="P13"/>
              <text:p text:style-name="P13">So, I hope I’ve given you something to think about. Questioning the behavior of your own</text:p>
              <text:p text:style-name="P13">Languate is always a good thing.</text:p>
              <text:p text:style-name="P13"/>
              <text:p text:style-name="P13"><text:s/></text:p>
              <text:p text:style-name="P13"/>
            </draw:text-box>
          </draw:frame>
        </presentation:notes>
      </draw:page>
      <draw:page draw:name="page35" draw:style-name="dp1" draw:master-page-name="Forestbird" presentation:presentation-page-layout-name="AL2T0">
        <draw:frame presentation:style-name="pr1" draw:layer="layout" svg:width="23.368cm" svg:height="3.507cm" svg:x="2.286cm" svg:y="2.54cm" presentation:class="title">
          <draw:text-box>
            <text:p>Let Over Logic</text:p>
          </draw:text-box>
        </draw:frame>
        <draw:frame presentation:style-name="pr4" draw:text-style-name="P2" draw:layer="layout" svg:width="23.622cm" svg:height="12.182cm" svg:x="2.032cm" svg:y="6.096cm" presentation:class="subtitle">
          <draw:text-box>
            <text:p><text:span text:style-name="T1">What Functional Programming</text:span></text:p>
            <text:p><text:span text:style-name="T1">Can Learn from Logic Programming</text:span></text:p>
            <text:p><text:span text:style-name="T2">Anne Ogborn</text:span></text:p>
          </draw:text-box>
        </draw:frame>
        <presentation:notes draw:style-name="dp2">
          <draw:page-thumbnail draw:style-name="gr1" draw:layer="layout" svg:width="14.848cm" svg:height="11.136cm" svg:x="3.075cm" svg:y="2.257cm" draw:page-number="35" presentation:class="page"/>
          <draw:frame presentation:style-name="pr5" draw:text-style-name="P1" draw:layer="layout" svg:width="16.799cm" svg:height="13.364cm" svg:x="2.1cm" svg:y="14.107cm" presentation:class="notes">
            <draw:text-box>
              <text:p>Today I want to look at some things from logic programming that are different than how</text:p>
              <text:p><text:span text:style-name="T3">they’re done in in the fp world, and maybe we’ll find ways you can improve your own practice.</text:span></text:p>
              <text:p>This is not a sales talk about how Prolog is better than your language, it’s about questioning your own language. What can be better?</text:p>
              <text:p>So today I want to look at some things from logic programming that are different than how</text:p>
              <text:p>they’re done in in the fp world, and maybe we’ll find ways you can improve your own practice.</text:p>
              <text:p>Caveat – I’m a Prolog programmer, not an expert in all functional language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1" svg:font-family="'Lohit Devanagari'"/>
    <style:font-face style:name="Liberation Sans2" svg:font-family="'Liberation Sans'" style:font-family-generic="swiss"/>
    <style:font-face style:name="Lohit Devanagari" svg:font-family="'Lohit Devanagari'"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4BC000003247F4816E47F53A04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Lohit Devanagari" style:font-family-asian="'Lohit Devanagari'" style:font-pitch-asian="variable" style:font-size-asian="16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Emphasis" style:family="graphic">
      <style:paragraph-properties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Forestbird-background" style:family="presentation">
      <style:graphic-properties draw:stroke="none" draw:fill="bitmap" draw:fill-image-name="background" draw:fill-image-width="111%" draw:fill-image-height="123%" style:repeat="stretch" draw:fill-image-ref-point="center"/>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4cm" fo:margin-bottom="0cm" fo:text-indent="0cm"/>
      <style:text-properties fo:font-size="28pt"/>
    </style:style>
    <style:style style:name="Forestbird-outline3" style:family="presentation" style:parent-style-name="Forestbird-outline2">
      <style:paragraph-properties fo:margin-left="0cm" fo:margin-right="0cm" fo:margin-top="0.3cm" fo:margin-bottom="0cm" fo:text-indent="0cm"/>
      <style:text-properties fo:font-size="24pt"/>
    </style:style>
    <style:style style:name="Forestbird-outline4" style:family="presentation" style:parent-style-name="Forestbird-outline3">
      <style:paragraph-properties fo:margin-left="0cm" fo:margin-right="0cm" fo:margin-top="0.2cm" fo:margin-bottom="0cm" fo:text-indent="0cm"/>
      <style:text-properties fo:font-size="20pt"/>
    </style:style>
    <style:style style:name="Forestbird-outline5" style:family="presentation" style:parent-style-name="Forestbird-outline4">
      <style:paragraph-properties fo:margin-left="0cm" fo:margin-right="0cm" fo:margin-top="0.1cm" fo:margin-bottom="0cm" fo:text-indent="0cm"/>
      <style:text-properties fo:font-size="20pt"/>
    </style:style>
    <style:style style:name="Forestbird-outline6" style:family="presentation" style:parent-style-name="Forestbird-outline5">
      <style:paragraph-properties fo:margin-left="0cm" fo:margin-right="0cm" fo:margin-top="0.1cm" fo:margin-bottom="0cm" fo:text-indent="0cm"/>
      <style:text-properties fo:font-size="20pt"/>
    </style:style>
    <style:style style:name="Forestbird-outline7" style:family="presentation" style:parent-style-name="Forestbird-outline6">
      <style:paragraph-properties fo:margin-left="0cm" fo:margin-right="0cm" fo:margin-top="0.1cm" fo:margin-bottom="0cm" fo:text-indent="0cm"/>
      <style:text-properties fo:font-size="20pt"/>
    </style:style>
    <style:style style:name="Forestbird-outline8" style:family="presentation" style:parent-style-name="Forestbird-outline7">
      <style:paragraph-properties fo:margin-left="0cm" fo:margin-right="0cm" fo:margin-top="0.1cm" fo:margin-bottom="0cm" fo:text-indent="0cm"/>
      <style:text-properties fo:font-size="20pt"/>
    </style:style>
    <style:style style:name="Forestbird-outline9" style:family="presentation" style:parent-style-name="Forestbird-outline8">
      <style:paragraph-properties fo:margin-left="0cm" fo:margin-right="0cm" fo:margin-top="0.1cm" fo:margin-bottom="0cm" fo:text-indent="0cm"/>
      <style:text-properties fo:font-size="20pt"/>
    </style:style>
    <style:style style:name="Forestbird-subtitle" style:family="presentation">
      <style:graphic-properties draw:stroke="none" svg:stroke-color="#3465a4" draw:fill="none" draw:textarea-vertical-align="middle">
        <text:list-style style:name="Forestbird-subtitle">
          <text:list-level-style-bullet text:level="1" text:bullet-char="●">
            <style:list-level-properties text:min-label-width="0.6cm"/>
            <style:text-properties fo:font-family="StarSymbol" fo:color="#add58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ackground"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4cm" fo:margin-bottom="0cm" fo:text-indent="0cm"/>
      <style:text-properties fo:font-size="28pt"/>
    </style:style>
    <style:style style:name="Forestbird1-outline3" style:family="presentation" style:parent-style-name="Forestbird1-outline2">
      <style:paragraph-properties fo:margin-left="0cm" fo:margin-right="0cm" fo:margin-top="0.3cm" fo:margin-bottom="0cm" fo:text-indent="0cm"/>
      <style:text-properties fo:font-size="24pt"/>
    </style:style>
    <style:style style:name="Forestbird1-outline4" style:family="presentation" style:parent-style-name="Forestbird1-outline3">
      <style:paragraph-properties fo:margin-left="0cm" fo:margin-right="0cm" fo:margin-top="0.2cm" fo:margin-bottom="0cm" fo:text-indent="0cm"/>
      <style:text-properties fo:font-size="20pt"/>
    </style:style>
    <style:style style:name="Forestbird1-outline5" style:family="presentation" style:parent-style-name="Forestbird1-outline4">
      <style:paragraph-properties fo:margin-left="0cm" fo:margin-right="0cm" fo:margin-top="0.1cm" fo:margin-bottom="0cm" fo:text-indent="0cm"/>
      <style:text-properties fo:font-size="20pt"/>
    </style:style>
    <style:style style:name="Forestbird1-outline6" style:family="presentation" style:parent-style-name="Forestbird1-outline5">
      <style:paragraph-properties fo:margin-left="0cm" fo:margin-right="0cm" fo:margin-top="0.1cm" fo:margin-bottom="0cm" fo:text-indent="0cm"/>
      <style:text-properties fo:font-size="20pt"/>
    </style:style>
    <style:style style:name="Forestbird1-outline7" style:family="presentation" style:parent-style-name="Forestbird1-outline6">
      <style:paragraph-properties fo:margin-left="0cm" fo:margin-right="0cm" fo:margin-top="0.1cm" fo:margin-bottom="0cm" fo:text-indent="0cm"/>
      <style:text-properties fo:font-size="20pt"/>
    </style:style>
    <style:style style:name="Forestbird1-outline8" style:family="presentation" style:parent-style-name="Forestbird1-outline7">
      <style:paragraph-properties fo:margin-left="0cm" fo:margin-right="0cm" fo:margin-top="0.1cm" fo:margin-bottom="0cm" fo:text-indent="0cm"/>
      <style:text-properties fo:font-size="20pt"/>
    </style:style>
    <style:style style:name="Forestbird1-outline9" style:family="presentation" style:parent-style-name="Forestbird1-outline8">
      <style:paragraph-properties fo:margin-left="0cm" fo:margin-right="0cm" fo:margin-top="0.1cm" fo:margin-bottom="0cm" fo:text-indent="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ackground"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4cm" fo:margin-bottom="0cm" fo:text-indent="0cm"/>
      <style:text-properties fo:font-size="28pt"/>
    </style:style>
    <style:style style:name="Forestbird2-outline3" style:family="presentation" style:parent-style-name="Forestbird2-outline2">
      <style:paragraph-properties fo:margin-left="0cm" fo:margin-right="0cm" fo:margin-top="0.3cm" fo:margin-bottom="0cm" fo:text-indent="0cm"/>
      <style:text-properties fo:font-size="24pt"/>
    </style:style>
    <style:style style:name="Forestbird2-outline4" style:family="presentation" style:parent-style-name="Forestbird2-outline3">
      <style:paragraph-properties fo:margin-left="0cm" fo:margin-right="0cm" fo:margin-top="0.2cm" fo:margin-bottom="0cm" fo:text-indent="0cm"/>
      <style:text-properties fo:font-size="20pt"/>
    </style:style>
    <style:style style:name="Forestbird2-outline5" style:family="presentation" style:parent-style-name="Forestbird2-outline4">
      <style:paragraph-properties fo:margin-left="0cm" fo:margin-right="0cm" fo:margin-top="0.1cm" fo:margin-bottom="0cm" fo:text-indent="0cm"/>
      <style:text-properties fo:font-size="20pt"/>
    </style:style>
    <style:style style:name="Forestbird2-outline6" style:family="presentation" style:parent-style-name="Forestbird2-outline5">
      <style:paragraph-properties fo:margin-left="0cm" fo:margin-right="0cm" fo:margin-top="0.1cm" fo:margin-bottom="0cm" fo:text-indent="0cm"/>
      <style:text-properties fo:font-size="20pt"/>
    </style:style>
    <style:style style:name="Forestbird2-outline7" style:family="presentation" style:parent-style-name="Forestbird2-outline6">
      <style:paragraph-properties fo:margin-left="0cm" fo:margin-right="0cm" fo:margin-top="0.1cm" fo:margin-bottom="0cm" fo:text-indent="0cm"/>
      <style:text-properties fo:font-size="20pt"/>
    </style:style>
    <style:style style:name="Forestbird2-outline8" style:family="presentation" style:parent-style-name="Forestbird2-outline7">
      <style:paragraph-properties fo:margin-left="0cm" fo:margin-right="0cm" fo:margin-top="0.1cm" fo:margin-bottom="0cm" fo:text-indent="0cm"/>
      <style:text-properties fo:font-size="20pt"/>
    </style:style>
    <style:style style:name="Forestbird2-outline9" style:family="presentation" style:parent-style-name="Forestbird2-outline8">
      <style:paragraph-properties fo:margin-left="0cm" fo:margin-right="0cm" fo:margin-top="0.1cm" fo:margin-bottom="0cm" fo:text-indent="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4cm" fo:margin-bottom="0cm" fo:text-indent="0cm"/>
      <style:text-properties fo:font-size="28pt"/>
    </style:style>
    <style:style style:name="Forestbird3-outline3" style:family="presentation" style:parent-style-name="Forestbird3-outline2">
      <style:paragraph-properties fo:margin-left="0cm" fo:margin-right="0cm" fo:margin-top="0.3cm" fo:margin-bottom="0cm" fo:text-indent="0cm"/>
      <style:text-properties fo:font-size="24pt"/>
    </style:style>
    <style:style style:name="Forestbird3-outline4" style:family="presentation" style:parent-style-name="Forestbird3-outline3">
      <style:paragraph-properties fo:margin-left="0cm" fo:margin-right="0cm" fo:margin-top="0.2cm" fo:margin-bottom="0cm" fo:text-indent="0cm"/>
      <style:text-properties fo:font-size="20pt"/>
    </style:style>
    <style:style style:name="Forestbird3-outline5" style:family="presentation" style:parent-style-name="Forestbird3-outline4">
      <style:paragraph-properties fo:margin-left="0cm" fo:margin-right="0cm" fo:margin-top="0.1cm" fo:margin-bottom="0cm" fo:text-indent="0cm"/>
      <style:text-properties fo:font-size="20pt"/>
    </style:style>
    <style:style style:name="Forestbird3-outline6" style:family="presentation" style:parent-style-name="Forestbird3-outline5">
      <style:paragraph-properties fo:margin-left="0cm" fo:margin-right="0cm" fo:margin-top="0.1cm" fo:margin-bottom="0cm" fo:text-indent="0cm"/>
      <style:text-properties fo:font-size="20pt"/>
    </style:style>
    <style:style style:name="Forestbird3-outline7" style:family="presentation" style:parent-style-name="Forestbird3-outline6">
      <style:paragraph-properties fo:margin-left="0cm" fo:margin-right="0cm" fo:margin-top="0.1cm" fo:margin-bottom="0cm" fo:text-indent="0cm"/>
      <style:text-properties fo:font-size="20pt"/>
    </style:style>
    <style:style style:name="Forestbird3-outline8" style:family="presentation" style:parent-style-name="Forestbird3-outline7">
      <style:paragraph-properties fo:margin-left="0cm" fo:margin-right="0cm" fo:margin-top="0.1cm" fo:margin-bottom="0cm" fo:text-indent="0cm"/>
      <style:text-properties fo:font-size="20pt"/>
    </style:style>
    <style:style style:name="Forestbird3-outline9" style:family="presentation" style:parent-style-name="Forestbird3-outline8">
      <style:paragraph-properties fo:margin-left="0cm" fo:margin-right="0cm" fo:margin-top="0.1cm" fo:margin-bottom="0cm" fo:text-indent="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draw:fill-image-width="111%" draw:fill-image-height="123%" style:repeat="stretch" draw:fill-image-ref-point="center"/>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Forestbird" style:page-layout-name="PM1" draw:style-name="Mdp1">
      <office:forms form:automatic-focus="false" form:apply-design-mode="false"/>
      <draw:frame presentation:style-name="Forestbird-title" draw:layer="backgroundobjects" svg:width="23.368cm" svg:height="3.507cm" svg:x="2.286cm" svg:y="2.54cm" presentation:class="title" presentation:placeholder="true">
        <draw:text-box/>
      </draw:frame>
      <draw:frame presentation:style-name="Forestbird-outline1" draw:layer="backgroundobjects" svg:width="23.622cm" svg:height="12.182cm" svg:x="2.032cm" svg:y="6.096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office:forms form:automatic-focus="false" form:apply-design-mode="false"/>
      <draw:frame presentation:style-name="Forestbird1-title" draw:layer="backgroundobjects" svg:width="23.413cm" svg:height="3.507cm" svg:x="2.241cm" svg:y="2.54cm" presentation:class="title" presentation:placeholder="true">
        <draw:text-box/>
      </draw:frame>
      <draw:frame presentation:style-name="Forestbird1-outline1" draw:layer="backgroundobjects" svg:width="23.368cm" svg:height="12.182cm" svg:x="2.286cm" svg:y="6.106cm" presentation:class="outline" presentation:placeholder="true">
        <draw:text-box/>
      </draw:frame>
      <draw:frame presentation:style-name="Mpr4" draw:text-style-name="MP2" draw:layer="backgroundobjects" svg:width="6.521cm" svg:height="1.448cm" svg:x="1.399cm" svg:y="19.136cm" presentation:class="date-time">
        <draw:text-box>
          <text:p text:style-name="MP1"><text:span text:style-name="MT1"><presentation:date-time/></text:span></text:p>
        </draw:text-box>
      </draw:frame>
      <draw:frame presentation:style-name="Mpr4" draw:text-style-name="MP6" draw:layer="backgroundobjects" svg:width="8.872cm" svg:height="1.448cm" svg:x="9.572cm" svg:y="19.136cm" presentation:class="footer">
        <draw:text-box>
          <text:p text:style-name="MP5"><text:span text:style-name="MT1"><presentation:footer/></text:span></text:p>
        </draw:text-box>
      </draw:frame>
      <draw:frame presentation:style-name="Mpr4"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2">
      <office:forms form:automatic-focus="false" form:apply-design-mode="false"/>
      <draw:frame presentation:style-name="Forestbird2-title" draw:layer="backgroundobjects" svg:width="23.368cm" svg:height="3.507cm" svg:x="2.286cm" svg:y="2.54cm" presentation:class="title" presentation:placeholder="true">
        <draw:text-box/>
      </draw:frame>
      <draw:frame presentation:style-name="Forestbird2-outline1" draw:layer="backgroundobjects" svg:width="23.368cm" svg:height="12.182cm" svg:x="2.286cm" svg:y="6.106cm" presentation:class="outline" presentation:placeholder="true">
        <draw:text-box/>
      </draw:frame>
      <draw:frame presentation:style-name="Mpr7" draw:text-style-name="MP2" draw:layer="backgroundobjects" svg:width="6.521cm" svg:height="1.448cm" svg:x="1.399cm" svg:y="19.136cm" presentation:class="date-time">
        <draw:text-box>
          <text:p text:style-name="MP1"><text:span text:style-name="MT1"><presentation:date-time/></text:span></text:p>
        </draw:text-box>
      </draw:frame>
      <draw:frame presentation:style-name="Mpr7" draw:text-style-name="MP6" draw:layer="backgroundobjects" svg:width="8.872cm" svg:height="1.448cm" svg:x="9.572cm" svg:y="19.136cm" presentation:class="footer">
        <draw:text-box>
          <text:p text:style-name="MP5"><text:span text:style-name="MT1"><presentation:footer/></text:span></text:p>
        </draw:text-box>
      </draw:frame>
      <draw:frame presentation:style-name="Mpr7"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2">
      <office:forms form:automatic-focus="false" form:apply-design-mode="false"/>
      <draw:frame presentation:style-name="Forestbird3-title" draw:layer="backgroundobjects" svg:width="23.368cm" svg:height="3.507cm" svg:x="2.286cm" svg:y="2.589cm" presentation:class="title" presentation:placeholder="true">
        <draw:text-box/>
      </draw:frame>
      <draw:frame presentation:style-name="Forestbird3-outline1" draw:layer="backgroundobjects" svg:width="23.413cm" svg:height="12.182cm" svg:x="2.241cm" svg:y="6.096cm" presentation:class="outline" presentation:placeholder="true">
        <draw:text-box/>
      </draw:frame>
      <draw:frame presentation:style-name="Mpr10" draw:text-style-name="MP2" draw:layer="backgroundobjects" svg:width="6.521cm" svg:height="1.448cm" svg:x="1.399cm" svg:y="19.136cm" presentation:class="date-time">
        <draw:text-box>
          <text:p text:style-name="MP1"><text:span text:style-name="MT1"><presentation:date-time/></text:span></text:p>
        </draw:text-box>
      </draw:frame>
      <draw:frame presentation:style-name="Mpr10" draw:text-style-name="MP6" draw:layer="backgroundobjects" svg:width="8.872cm" svg:height="1.448cm" svg:x="9.572cm" svg:y="19.136cm" presentation:class="footer">
        <draw:text-box>
          <text:p text:style-name="MP5"><text:span text:style-name="MT1"><presentation:footer/></text:span></text:p>
        </draw:text-box>
      </draw:frame>
      <draw:frame presentation:style-name="Mpr10"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13:37:55.133092717</meta:creation-date>
    <meta:editing-duration>P1DT6H21M57S</meta:editing-duration>
    <meta:editing-cycles>29</meta:editing-cycles>
    <meta:generator>LibreOffice/6.0.6.2$Linux_X86_64 LibreOffice_project/00m0$Build-2</meta:generator>
    <dc:title>Forestbird</dc:title>
    <dc:date>2018-12-14T13:57:23.259079500</dc:date>
    <meta:document-statistic meta:object-count="169"/>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

<file path=Object 2/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b +- sqrt{b^2-4ac } } over {2a} </annotation>
  </semantics>
</math>
</file>